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Buchungstag;"Wertstellung";"Buchungstext";"Auftraggeber / Begünstigter";"Verwendungszweck";"Kontonummer";"BLZ";"Betrag (EUR)";"Gläubiger-ID";"Mandatsreferenz";"Kundenreferenz";</text:p>
          </table:table-cell>
        </table:table-row>
        <table:table-row table:style-name="ro1">
          <table:table-cell office:value-type="string">
            <text:p>22.08.2019;"22.08.2019";"Lastschrift";"VERSICHERUNGSKAMMER BAYERN VERSICHERUNGSANSTALT D.Ö.R.";"HAFT UNF HE-1008-2831 14.08.2019 <text:s text:c="16"/>ABWA+Versicherungskammer Bayern";"DE67700500000003024050";"BYLADEMMXXX";"-51,92";"DE80VKB00000157415 <text:s text:c="3"/>";"HE10082831 <text:s text:c="11"/>";"";</text:p>
          </table:table-cell>
        </table:table-row>
        <table:table-row table:style-name="ro1">
          <table:table-cell office:value-type="string">
            <text:p>22.08.2019;"22.08.2019";"Überweisung";"ZVKDZ OBERLAND";"Aktenzeichen 271953833 - M-WU:3688 - 18.08.2019 <text:s/>DATUM 21.08.2019, 18.10 UHR1.TAN 076186";"DE90700543060000127100";"BYLADEM1WOR";"-15,00";"";"";"";</text:p>
          </table:table-cell>
        </table:table-row>
        <table:table-row table:style-name="ro1">
          <table:table-cell office:value-type="string">
            <text:p>20.08.2019;"20.08.2019";"Kartenzahlung/-abrechnung";"858 EDEKA M LINDWURMSTR//MUENCHEN/DE / 858 EDEKA M LINDWURMSTR";"2019-08-19T17:31 Debitk.0 2022-12";"DE72200907003142248071";"EDEKDEHHXXX";"-8,20";"";"";"54509581224811190819173126";</text:p>
          </table:table-cell>
        </table:table-row>
        <table:table-row table:style-name="ro1">
          <table:table-cell office:value-type="string">
            <text:p>20.08.2019;"20.08.2019";"Kartenzahlung/-abrechnung";"BP TANKSTELLE//STEINACH AM B/AT/1 / Landesbank Hessen-Thuringen Girozentrale";"2019-08-18T08:23 Debitk.0 2099-12";"DE67500500000959567025";"HELADEFF";"-32,90";"";"";"FDE100R28OZ";</text:p>
          </table:table-cell>
        </table:table-row>
        <table:table-row table:style-name="ro1">
          <table:table-cell office:value-type="string">
            <text:p>20.08.2019;"20.08.2019";"Lastschrift";"M-net Telekommunikations GmbH";"D-Nr M501432264, /INV/201907323841 vom 13.08.2019, TELEFONIE Juli 2019, ZahlB 1302948913 <text:s text:c="14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16.08.2019;"16.08.2019";"Lastschrift";"Stadt Simbach a. Inn";"3758 .FAD 3758-1 GrSt Moosecker Str.19, Einfamilien/ 10,59/16.08.19";"DE46743514300810235408";"BYLADEM1EGF";"-10,59";"DE50ZZZ00000034280 <text:s text:c="3"/>";"OKF100000005894 <text:s text:c="6"/>";"";</text:p>
          </table:table-cell>
        </table:table-row>
        <table:table-row table:style-name="ro1">
          <table:table-cell office:value-type="string">
            <text:p>15.08.2019;"15.08.2019";"Kartenzahlung/-abrechnung";"858 EDEKA M LINDWURMSTR//MUENCHEN/DE / 858 EDEKA M LINDWURMSTR";"2019-08-14T17:14 Debitk.0 2022-12";"DE72200907003142248071";"EDEKDEHHXXX";"-10,68";"";"";"54509582237795140819171406";</text:p>
          </table:table-cell>
        </table:table-row>
        <table:table-row table:style-name="ro1">
          <table:table-cell office:value-type="string">
            <text:p>14.08.2019;"14.08.2019";"Lastschrift";"Abfallwirtschaftsverband Isar-Inn";"72625 .72625-1 Abfallgebuehr 2019 Moosecker Str. 19 . <text:s text:c="22"/>ABWA+AWV Isar-Inn";"DE41743514300000007302";"BYLADEM1EGF";"-17,43";"DE14FIN00000014946 <text:s text:c="3"/>";"OKF100000000717 <text:s text:c="6"/>";"";</text:p>
          </table:table-cell>
        </table:table-row>
        <table:table-row table:style-name="ro1">
          <table:table-cell office:value-type="string">
            <text:p>14.08.2019;"14.08.2019";"Lohn, Gehalt, Rente";"Bayerische Landesbrandversicherung AG";"GEHALT 8/19 <text:s text:c="10"/>ABWA+BAYER. LANDESBRANDVERS. AKTIENGESELLSCHAFT";"DE39700500000000024053";"BYLADEMMXXX";"3.698,77";"";"";"SALA2019080623353000102";</text:p>
          </table:table-cell>
        </table:table-row>
        <table:table-row table:style-name="ro1">
          <table:table-cell office:value-type="string">
            <text:p>13.08.2019;"13.08.2019";"Kartenzahlung/-abrechnung";"Zillertaler Gletscherbahn//Ehrwald/AT/1 / Landesbank Hessen-Thuringen Girozentrale";"2019-08-11T10:58 Debitk.0 2099-12";"DE67500500000959567025";"HELADEFF";"-60,00";"";"";"FDE100QV0AS";</text:p>
          </table:table-cell>
        </table:table-row>
        <table:table-row table:style-name="ro1">
          <table:table-cell office:value-type="string">
            <text:p>12.08.2019;"12.08.2019";"Kartenzahlung/-abrechnung";"BAYERISCHE LANDESBRANDVERS//MUENCHEN/DE / EC-CASINO-U14-VKB";"2019-08-08T11:56 Debitk.0 2022-12";"DE39700500000000024053";"BYLADEMMXXX";"-50,00";"";"";"54045327108034080819115620";</text:p>
          </table:table-cell>
        </table:table-row>
        <table:table-row table:style-name="ro1">
          <table:table-cell office:value-type="string">
            <text:p>09.08.2019;"09.08.2019";"Lastschrift";"HELLOFRESH";"HelloFresh Deutschland SE Co. KG HELLOFRESH.DE,297594482,2019 08 08 <text:s text:c="9"/>AWV-MELDEPFLICHT BEACHTEN <text:s/>HOTLINE BUNDESBANK: <text:s text:c="7"/>(0800) 1234-111 <text:s text:c="11"/>ABWA+HelloFresh Deutschland SE . Co. KG";"NL49ABNA0514089784";"ABNANL2A";"-39,99";"NL26ZZZ342764500008 <text:s text:c="2"/>";"4315516348608124 <text:s text:c="5"/>";"";</text:p>
          </table:table-cell>
        </table:table-row>
        <table:table-row table:style-name="ro1">
          <table:table-cell office:value-type="string">
            <text:p>09.08.2019;"09.08.2019";"Lastschrift";"AMAZON PAYMENTS EUROPE S.C.A.";"302-0834180-2983503 AMZN Mktp DE 5C3W4GRAU04JHR0V";"DE87300308801908262006";"TUBDDEDD";"-103,88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9.08.2019;"09.08.2019";"Überweisung";"OUTFITTERY GMBH";"2001101349 <text:s text:c="11"/>DATUM 09.08.2019, 17.29 UHR1.TAN 125025";"DE50478400807933935749";"COBADEFFXXX";"-153,89";"";"";"1021405932";</text:p>
          </table:table-cell>
        </table:table-row>
        <table:table-row table:style-name="ro1">
          <table:table-cell office:value-type="string">
            <text:p>06.08.2019;"06.08.2019";"Lastschrift";"OMV DEUTSCHLAND GMBH";"OMV D7265 Feucht 04.08.2019 18:12 <text:s text:c="15"/>ABWA+OMV Deutschland GmbH";"DE86700202700015724330";"HYVEDEMMXXX";"-57,69";"DE12ZZZ00000026622 <text:s text:c="3"/>";"9171147026721908041812";"";</text:p>
          </table:table-cell>
        </table:table-row>
        <table:table-row table:style-name="ro1">
          <table:table-cell office:value-type="string">
            <text:p>06.08.2019;"06.08.2019";"Kartenzahlung/-abrechnung";"858 EDEKA M LINDWURMSTR//MUENCHEN/DE / 858 EDEKA M LINDWURMSTR";"2019-08-05T17:34 Debitk.0 2022-12";"DE72200907003142248071";"EDEKDEHHXXX";"-11,79";"";"";"54509582234996050819173457";</text:p>
          </table:table-cell>
        </table:table-row>
        <table:table-row table:style-name="ro1">
          <table:table-cell office:value-type="string">
            <text:p>05.08.2019;"05.08.2019";"Kartenzahlung/-abrechnung";"ECHO TANKSTELLEN GMBH TUR//Feucht/DE / ESSO TANKSTELLE";"2019-08-03T07:51 Debitk.0 2022-12";"DE81300500000001078518";"WELADEDDXXX";"-76,81";"";"";"78101796357465030819075142";</text:p>
          </table:table-cell>
        </table:table-row>
        <table:table-row table:style-name="ro1">
          <table:table-cell office:value-type="string">
            <text:p>05.08.2019;"05.08.2019";"Gutschrift";"Killy Wu";"Sprit und sexuelle Gefaelligkeiten, weitere Bestellung folgt.";"DE82200411330423066000";"COBADEHD001";"70,00";"";"";"NOTPROVIDED";</text:p>
          </table:table-cell>
        </table:table-row>
        <table:table-row table:style-name="ro1">
          <table:table-cell office:value-type="string">
            <text:p>05.08.2019;"05.08.2019";"Kartenzahlung/-abrechnung";"OIL TANKSTELLEN GMBH COKG sagt Danke TS 153 GIR 79957724//HILDESHEI/DE / OIL TANKSTELLEN GMBH COKG";"2019-08-04T12:28 Debitk.0 2022-12";"DE19300500000001458710";"WELADEDDXXX";"-53,47";"";"";"79957724076088040819122839";</text:p>
          </table:table-cell>
        </table:table-row>
        <table:table-row table:style-name="ro1">
          <table:table-cell office:value-type="string">
            <text:p>01.08.2019;"01.08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29.07.2019;"29.07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9.07.2019;"29.07.2019";"Kartenzahlung/-abrechnung";"BAYERISCHE LANDESBRANDVERS//MUENCHEN/DE / EC-CASINO-W303VKB";"2019-07-26T11:30 Debitk.0 2022-12";"DE39700500000000024053";"BYLADEMMXXX";"-50,00";"";"";"54282707206220260719113007";</text:p>
          </table:table-cell>
        </table:table-row>
        <table:table-row table:style-name="ro1">
          <table:table-cell office:value-type="string">
            <text:p>29.07.2019;"29.07.2019";"Kartenzahlung/-abrechnung";"Aral Tankstelle Munchen Rosenheimer Strase 138//Munchen/DE / ARAL AG";"Kartenzahlung 2019-07-27T18:22 Debitk.0 2022-12";"DE95430800830802029200";"DRESDEFF430";"-11,36";"";"";"71012277841210270719182204";</text:p>
          </table:table-cell>
        </table:table-row>
        <table:table-row table:style-name="ro1">
          <table:table-cell office:value-type="string">
            <text:p>29.07.2019;"29.07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4.07.2019;"24.07.2019";"";"KREDITKARTENABRECHNUNG";"VISA-ABR. 474843XXXXXX0652";"9003290294";"12030000";"-609,60";"";"";"";</text:p>
          </table:table-cell>
        </table:table-row>
        <table:table-row table:style-name="ro1">
          <table:table-cell office:value-type="string">
            <text:p>23.07.2019;"23.07.2019";"Lastschrift";"AMAZON MEDIA EU S.A R.L.";"D01-2665018-1202246 Kindle Svcs YGXN5HZIV1DA5AXB";"DE64300308801938627009";"TUBDDEDD";"-13,99";"DE78ZZZ00000561650 <text:s text:c="3"/>";"Gm4oPr5,UhIHUowXtb3XdQW))Bh?OL <text:s text:c="18"/>";"";</text:p>
          </table:table-cell>
        </table:table-row>
        <table:table-row table:style-name="ro1">
          <table:table-cell office:value-type="string">
            <text:p>22.07.2019;"22.07.2019";"Kartenzahlung/-abrechnung";"858 EDEKA M LINDWURMSTR//MUENCHEN/DE / 858 EDEKA M LINDWURMSTR";"2019-07-20T14:47 Debitk.0 2022-12";"DE72200907003142248071";"EDEKDEHHXXX";"-11,57";"";"";"54509583181449200719144706";</text:p>
          </table:table-cell>
        </table:table-row>
        <table:table-row table:style-name="ro1">
          <table:table-cell office:value-type="string">
            <text:p>19.07.2019;"19.07.2019";"Kartenzahlung/-abrechnung";"RESTAURANT ANNAM GR//MUENCHEN/DE / RESTAURANT ANNAM GRILL";"2019-07-18T20:52 Debitk.0 2022-12";"DE71500400000600178805";"COBADEFFXXX";"-53,00";"";"";"65432350005860180719205205";</text:p>
          </table:table-cell>
        </table:table-row>
        <table:table-row table:style-name="ro1">
          <table:table-cell office:value-type="string">
            <text:p>18.07.2019;"18.07.2019";"Lastschrift";"M-net Telekommunikations GmbH";"D-Nr M501432264, /INV/201906325789 vom 11.07.2019, TELEFONIE Juni 2019, ZahlB 1302584180 <text:s text:c="14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18.07.2019;"18.07.2019";"Kartenzahlung/-abrechnung";"BAYERISCHE LANDESBRANDVERS//MUENCHEN/DE / EC-CASINO-U14-VKB";"2019-07-16T11:59 Debitk.0 2022-12";"DE39700500000000024053";"BYLADEMMXXX";"-50,00";"";"";"54045327104817160719115953";</text:p>
          </table:table-cell>
        </table:table-row>
        <table:table-row table:style-name="ro1">
          <table:table-cell office:value-type="string">
            <text:p>18.07.2019;"18.07.2019";"Lastschrift";"AMAZON EU S.A R.L., NIEDERLASSUNG DEUTSCHLAND";"302-5922907-5270730 Amazon.de 4OT9T5YGE2FW7XAN";"DE93300308800013441006";"TUBDDEDD";"-56,26";"DE24ZZZ00000561652 <text:s text:c="3"/>";"Gm4oPr5,UhIHUowXtb3XdQW))Bh?OL <text:s text:c="18"/>";"";</text:p>
          </table:table-cell>
        </table:table-row>
        <table:table-row table:style-name="ro1">
          <table:table-cell office:value-type="string">
            <text:p>17.07.2019;"17.07.2019";"Kartenzahlung/-abrechnung";"858 EDEKA M LINDWURMSTR//MUENCHEN/DE / 858 EDEKA M LINDWURMSTR";"2019-07-16T17:24 Debitk.0 2022-12";"DE72200907003142248071";"EDEKDEHHXXX";"-18,29";"";"";"54509581215700160719172408";</text:p>
          </table:table-cell>
        </table:table-row>
        <table:table-row table:style-name="ro1">
          <table:table-cell office:value-type="string">
            <text:p>15.07.2019;"15.07.2019";"Lastschrift";"VHV Allgemeine Versicherung AG";"ABR.ZEITR.06.07.19-06.07.20 HAFTPFLICHTVERSICHERUNG VERTRAG H 236-821829 31301368784";"DE65250500000101411551";"NOLADE2HXXX";"-54,75";"DE32VHV00000150810 <text:s text:c="3"/>";"13682182900000000 <text:s text:c="4"/>";"";</text:p>
          </table:table-cell>
        </table:table-row>
        <table:table-row table:style-name="ro1">
          <table:table-cell office:value-type="string">
            <text:p>12.07.2019;"12.07.2019";"Lohn, Gehalt, Rente";"Bayerische Landesbrandversicherung AG";"GEHALT 7/19 <text:s text:c="10"/>ABWA+BAYER. LANDESBRANDVERS. AKTIENGESELLSCHAFT";"DE39700500000000024053";"BYLADEMMXXX";"3.698,77";"";"";"SALA2019070600134000103";</text:p>
          </table:table-cell>
        </table:table-row>
        <table:table-row table:style-name="ro1">
          <table:table-cell office:value-type="string">
            <text:p>12.07.2019;"12.07.2019";"Lastschrift";"HELLOFRESH";"HelloFresh Deutschland SE Co. KG HELLOFRESH.DE,295563592,2019 07 11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1">
          <table:table-cell office:value-type="string">
            <text:p>11.07.2019;"11.07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10.07.2019;"10.07.2019";"Lastschrift";"MTV Muenchen von 1879 e. V.";"40469 Einzug bis 12.2019 Mitgliedsbeitrag 2. HJ 2019";"DE44701900000200018791";"GENODEF1M01";"-90,00";"DE40MTV00000947036 <text:s text:c="3"/>";"40469001 <text:s text:c="13"/>";"";</text:p>
          </table:table-cell>
        </table:table-row>
        <table:table-row table:style-name="ro1">
          <table:table-cell office:value-type="string">
            <text:p>05.07.2019;"05.07.2019";"Gutschrift";"Dominik Seller";"";"DE33200411440525894200";"COBADEHD044";"171,51";"";"";"NOTPROVIDED";</text:p>
          </table:table-cell>
        </table:table-row>
        <table:table-row table:style-name="ro1">
          <table:table-cell office:value-type="string">
            <text:p>03.07.2019;"03.07.2019";"Kartenzahlung/-abrechnung";"NAHKAUF FRISCHEMARKT//Muenchen/DE / NAHKAUF FRISCHEMARKT";"2019-07-01T18:17 Debitk.0 2022-12";"DE73701500000073171290";"SSKMDEMMXXX";"-21,12";"";"";"55648943083500010719181757";</text:p>
          </table:table-cell>
        </table:table-row>
        <table:table-row table:style-name="ro1">
          <table:table-cell office:value-type="string">
            <text:p>03.07.2019;"03.07.2019";"Kartenzahlung/-abrechnung";"BAYERISCHE LANDESBRANDVERS//MUENCHEN/DE / EC-CASINO-W303VKB";"2019-07-01T12:11 Debitk.0 2022-12";"DE39700500000000024053";"BYLADEMMXXX";"-50,00";"";"";"54282707202427010719121130";</text:p>
          </table:table-cell>
        </table:table-row>
        <table:table-row table:style-name="ro1">
          <table:table-cell office:value-type="string">
            <text:p>01.07.2019;"01.07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1">
          <table:table-cell office:value-type="string">
            <text:p>01.07.2019;"01.07.2019";"Abschluss";"";"Abrechnung 28.06.2019 <text:s text:c="5"/>siehe Anlage&lt;br /&gt;Abrechnung 28.06.2019&lt;br /&gt;Information zur Abrechnung&lt;br /&gt;Kontostand am 28.06.2019 <text:s text:c="38"/>29.509,00 +&lt;br /&gt;Abrechnungszeitraum vom 01.04.2019 bis 30.06.2019&lt;br /&gt;Abrechnung 30.06.2019 <text:s text:c="47"/>0,00+&lt;br /&gt;Sollzinssätze am 30.06.2019&lt;br /&gt; 6,9000 v.H. für eingeräumte Kontoüberziehung&lt;br /&gt;(aktuell eingeräumte Kontoüberziehung <text:s text:c="6"/>2.000,00)&lt;br /&gt; 6,9000 v.H. für geduldete Kontoüberziehung&lt;br /&gt;über die eingeräumte Kontoüberziehung hinaus&lt;br /&gt;Kontostand/Rechnungsabschluss am 28.06.2019 <text:s text:c="19"/>29.509,00 +&lt;br /&gt;Rechnungsnummer: 20190701-BY111-00063191876";"1032515684";"12030000";"0,00";"";"";"";</text:p>
          </table:table-cell>
        </table:table-row>
        <table:table-row table:style-name="ro1">
          <table:table-cell office:value-type="string">
            <text:p>01.07.2019;"01.07.2019";"Kartenzahlung/-abrechnung";"862 EDEKA M SCHELLINGSTR 88//MUENCHEN/DE / 862 EDEKA M SCHELLINGSTR 88";"2019-06-28T18:22 Debitk.0 2022-12";"DE72200907003142248071";"EDEKDEHHXXX";"-155,44";"";"";"54509282212476280619182244";</text:p>
          </table:table-cell>
        </table:table-row>
        <table:table-row table:style-name="ro1">
          <table:table-cell office:value-type="string">
            <text:p>01.07.2019;"01.07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27.06.2019;"27.06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7.06.2019;"27.06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5.06.2019;"25.06.2019";"";"KREDITKARTENABRECHNUNG";"VISA-ABR. 474843XXXXXX0652";"9003290294";"12030000";"-1.973,55";"";"";"";</text:p>
          </table:table-cell>
        </table:table-row>
        <table:table-row table:style-name="ro1">
          <table:table-cell office:value-type="string">
            <text:p>24.06.2019;"24.06.2019";"Kartenzahlung/-abrechnung";"AGIP, IMPLERSTR. MUENCHEN//Muenchen/DE / Eni Deutschland GmbH";"2019-06-22T14:28 Debitk.0 2022-12";"DE17700202700015475603";"HYVEDEMMXXX";"-27,57";"";"";"74077384109124220619142841";</text:p>
          </table:table-cell>
        </table:table-row>
        <table:table-row table:style-name="ro1">
          <table:table-cell office:value-type="string">
            <text:p>24.06.2019;"24.06.2019";"Kartenzahlung/-abrechnung";"EDEKA MUC IMPLERSTR//MUENCHEN/DE / EDEKA MUC IMPLERSTR";"2019-06-22T14:24 Debitk.0 2022-12";"DE03200907003142949071";"EDEKDEHHXXX";"-286,05";"";"";"54509949189212220619142453";</text:p>
          </table:table-cell>
        </table:table-row>
        <table:table-row table:style-name="ro1">
          <table:table-cell office:value-type="string">
            <text:p>21.06.2019;"21.06.2019";"Überweisung";"KILLY WU";"sollte nicht senor grande geld bekommen? <text:s text:c="8"/>DATUM 21.06.2019, 10.07 UHR1.TAN 817965";"DE82200411330423066000";"COBADEHD001";"-109,45";"";"";"NOTPROVIDED";</text:p>
          </table:table-cell>
        </table:table-row>
        <table:table-row table:style-name="ro1">
          <table:table-cell office:value-type="string">
            <text:p>21.06.2019;"21.06.2019";"Gutschrift";"Sebastian Weingaertner";"More Party Expenses";"DE46672700240019097500";"DEUTDEDB672";"60,00";"";"";"NOTPROVIDED";</text:p>
          </table:table-cell>
        </table:table-row>
        <table:table-row table:style-name="ro1">
          <table:table-cell office:value-type="string">
            <text:p>21.06.2019;"21.06.2019";"Überweisung";"ANDREAS HUBER KAMINKEHRERMEISTERBETRIEB";"vom: 05.06.2019 / 5-4-19 <text:s text:c="24"/>DATUM 21.06.2019, 10.04 UHR1.TAN 069409";"DE10743514300010093532";"BYLADEM1EGF";"-28,58";"";"";"0000601";</text:p>
          </table:table-cell>
        </table:table-row>
        <table:table-row table:style-name="ro1">
          <table:table-cell office:value-type="string">
            <text:p>21.06.2019;"21.06.2019";"Lastschrift";"M-net Telekommunikations GmbH";"D-Nr M501432264, /INV/201905328599 vom 14.06.2019, TELEFONIE Mai 2019, ZahlB 1302061601 <text:s text:c="15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21.06.2019;"21.06.2019";"Überweisung";"HOLZKNECHTHUETTE DVORAK MANFRED UND FILZWIESER JENNY G";"Nebenkosten und Endreinigung - Robert Hager <text:s text:c="5"/>DATUM 21.06.2019, 10.16 UHR1.TAN 291532";"AT383239500001007970";"RLNWATWWKOR";"-355,00";"";"";"NOTPROVIDED";</text:p>
          </table:table-cell>
        </table:table-row>
        <table:table-row table:style-name="ro1">
          <table:table-cell office:value-type="string">
            <text:p>19.06.2019;"19.06.2019";"Lohn, Gehalt, Rente";"Allianz Vers. AG";"Lohn/Gehalt 00115235/201906 <text:s text:c="21"/>ABWA+Allianz Technology";"DE36700202700062006064";"HYVEDEMMXXX";"4.136,00";"";"";"A8419165-000102SA01201900115235";</text:p>
          </table:table-cell>
        </table:table-row>
        <table:table-row table:style-name="ro1">
          <table:table-cell office:value-type="string">
            <text:p>18.06.2019;"18.06.2019";"Gutschrift";"Sebastian Weingaertner";"Flochen Party";"DE46672700240019097500";"DEUTDEDB672";"80,00";"";"";"NOTPROVIDED";</text:p>
          </table:table-cell>
        </table:table-row>
        <table:table-row table:style-name="ro1">
          <table:table-cell office:value-type="string">
            <text:p>17.06.2019;"17.06.2019";"Lastschrift";"Stadt Simbach a. Inn";"3758 .FAD 3758-2 Schmutzwassergeb. Moosecker Str.19/ 35,00/17.06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1">
          <table:table-cell office:value-type="string">
            <text:p>14.06.2019;"14.06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11.06.2019;"10.06.2019";"Gutschrift";"NICHOLAS MERKL";"MSC JGA";"DE04750500000008267627";"BYLADEM1RBG";"80,22";"";"";"NOTPROVIDED";</text:p>
          </table:table-cell>
        </table:table-row>
        <table:table-row table:style-name="ro1">
          <table:table-cell office:value-type="string">
            <text:p>11.06.2019;"11.06.2019";"Gutschrift";"Allianz Gastro Neuperlach";"ELV54046844 31.05 08.42 ME0";"DE17700800000306113901";"DRESDEFF700";"3,04";"";"";"P019053154046844119728";</text:p>
          </table:table-cell>
        </table:table-row>
        <table:table-row table:style-name="ro1">
          <table:table-cell office:value-type="string">
            <text:p>11.06.2019;"11.06.2019";"Kartenzahlung/-abrechnung";"DB AUTOMAT//MUENCHEN HBF/DE / DB Vertrieb GmbH";"2019-06-07T20:34 Debitk.0 2022-12";"DE43120800004084300300";"DRESDEFF120";"-31,00";"";"";"59084333271634070619203450";</text:p>
          </table:table-cell>
        </table:table-row>
        <table:table-row table:style-name="ro1">
          <table:table-cell office:value-type="string">
            <text:p>07.06.2019;"07.06.2019";"Lastschrift";"HELLOFRESH";"HelloFresh Deutschland SE Co. KG HELLOFRESH.DE,275658992,2019 06 06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1">
          <table:table-cell office:value-type="string">
            <text:p>04.06.2019;"04.06.2019";"Lastschrift";"OMV DEUTSCHLAND GMBH";"OMV D7688 Munchen 01.06.2019 17:33 <text:s text:c="14"/>ABWA+OMV Deutschland GmbH";"DE86700202700015724330";"HYVEDEMMXXX";"-64,96";"DE12ZZZ00000026622 <text:s text:c="3"/>";"9171441008251906011733";"";</text:p>
          </table:table-cell>
        </table:table-row>
        <table:table-row table:style-name="ro1">
          <table:table-cell office:value-type="string">
            <text:p>03.06.2019;"03.06.2019";"Gutschrift";"ALEXANDER WERLE";"";"DE70120300001064765157";"BYLADEM1001";"80,00";"";"";"NOTPROVIDED";</text:p>
          </table:table-cell>
        </table:table-row>
        <table:table-row table:style-name="ro1">
          <table:table-cell office:value-type="string">
            <text:p>03.06.2019;"03.06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31.05.2019;"30.05.2019";"Gutschrift";"LUCA STEINHARDT";"Kutschenpauschale, Hand- und Spanndienste, Zehnt des Schlossherrn";"DE65750500000036052470";"BYLADEM1RBG";"61,46";"";"";"NOTPROVIDED";</text:p>
          </table:table-cell>
        </table:table-row>
        <table:table-row table:style-name="ro1">
          <table:table-cell office:value-type="string">
            <text:p>31.05.2019;"31.05.2019";"Kartenzahlung/-abrechnung";"AUGUSTINER BRAEUSTUBEN GIR 69285327//MUENCHEN/DE / AUGUSTINER BRAEUSTUBEN";"2019-05-29T22:47 Debitk.0 2022-12";"DE51300500000001474915";"WELADEDDXXX";"-40,00";"";"";"69285327010837290519224744";</text:p>
          </table:table-cell>
        </table:table-row>
        <table:table-row table:style-name="ro1">
          <table:table-cell office:value-type="string">
            <text:p>31.05.2019;"31.05.2019";"Kartenzahlung/-abrechnung";"ORTERER GETRAENKE-MAERKTE//UNTERSCHLEI/DE / ORTERER9016";"2019-05-29T09:09 Debitk.0 2022-12";"DE12664926000009199101";"GENODE61APP";"-49,15";"";"";"54330458064637290519090940";</text:p>
          </table:table-cell>
        </table:table-row>
        <table:table-row table:style-name="ro1">
          <table:table-cell office:value-type="string">
            <text:p>31.05.2019;"31.05.2019";"Gutschrift";"Sigrid Hager";"Trauerwald";"DE97750601500000309982";"GENODEF1R02";"2.500,00";"";"";"NOTPROVIDED";</text:p>
          </table:table-cell>
        </table:table-row>
        <table:table-row table:style-name="ro1">
          <table:table-cell office:value-type="string">
            <text:p>28.05.2019;"28.05.2019";"Überweisung";"POLIZEIVERWALTUNGSAMT";"DATUM 28.05.2019, <text:s text:c="4"/>17.44 UHR, 1.TAN 642272";"DE08700500000001281149";"BYLADEMMXXX";"-20,00";"";"";"1098045328192 M-WU3688";</text:p>
          </table:table-cell>
        </table:table-row>
        <table:table-row table:style-name="ro1">
          <table:table-cell office:value-type="string">
            <text:p>28.05.2019;"28.05.2019";"Gutschrift";"Dominik Seller";"Wesst scho";"DE33200411440525894200";"COBADEHD044";"78,83";"";"";"NOTPROVIDED";</text:p>
          </table:table-cell>
        </table:table-row>
        <table:table-row table:style-name="ro1">
          <table:table-cell office:value-type="string">
            <text:p>27.05.2019;"27.05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7.05.2019;"27.05.2019";"Kartenzahlung/-abrechnung";"ALLIANZ DEUTSCHLAND AG//MUENCHEN/DE / Allianz Gastro Neuperlach";"2019-05-17T11:44 Debitk.0 2022-12";"DE17700800000306113901";"DRESDEFF700";"-50,00";"";"";"54046838143959170519114418";</text:p>
          </table:table-cell>
        </table:table-row>
        <table:table-row table:style-name="ro1">
          <table:table-cell office:value-type="string">
            <text:p>27.05.2019;"27.05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4.05.2019;"24.05.2019";"";"KREDITKARTENABRECHNUNG";"VISA-ABR. 474843XXXXXX0652";"9003290294";"12030000";"-1.293,08";"";"";"";</text:p>
          </table:table-cell>
        </table:table-row>
        <table:table-row table:style-name="ro1">
          <table:table-cell office:value-type="string">
            <text:p>22.05.2019;"22.05.2019";"Lastschrift";"PayPal (Europe) S.a.r.l. et Cie., S.C.A.";"PP.9048.PP . KLM, Ihr Einkauf bei KLM";"DE88500700100175526303";"DEUTDEFFXXX";"-211,50";"LU96ZZZ0000000000000000058 <text:s text:c="22"/>";"5XN2224WMSR8S <text:s text:c="8"/>";"";</text:p>
          </table:table-cell>
        </table:table-row>
        <table:table-row table:style-name="ro1">
          <table:table-cell office:value-type="string">
            <text:p>21.05.2019;"21.05.2019";"Lastschrift";"M-net Telekommunikations GmbH";"D-Nr M501432264, /INV/201904331001 vom 14.05.2019, TELEFONIE April 2019, ZahlB 1301612707 <text:s text:c="13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20.05.2019;"20.05.2019";"Lohn, Gehalt, Rente";"Allianz Vers. AG";"Lohn/Gehalt 00115235/201905 <text:s text:c="21"/>ABWA+Allianz Technology";"DE36700202700062006064";"HYVEDEMMXXX";"5.483,00";"";"";"A8419135-000102SA01201900115235";</text:p>
          </table:table-cell>
        </table:table-row>
        <table:table-row table:style-name="ro1">
          <table:table-cell office:value-type="string">
            <text:p>20.05.2019;"20.05.2019";"Kartenzahlung/-abrechnung";"858 EDEKA M LINDWURMSTR//MUENCHEN/DE / 858 EDEKA M LINDWURMSTR";"2019-05-17T18:44 Debitk.0 2022-12";"DE72200907003142248071";"EDEKDEHHXXX";"-5,26";"";"";"54509583164379170519184453";</text:p>
          </table:table-cell>
        </table:table-row>
        <table:table-row table:style-name="ro1">
          <table:table-cell office:value-type="string">
            <text:p>17.05.2019;"17.05.2019";"Kartenzahlung/-abrechnung";"858 EDEKA M LINDWURMSTR//MUENCHEN/DE / 858 EDEKA M LINDWURMSTR";"2019-05-16T15:33 Debitk.0 2022-12";"DE72200907003142248071";"EDEKDEHHXXX";"-6,64";"";"";"54509581199905160519153358";</text:p>
          </table:table-cell>
        </table:table-row>
        <table:table-row table:style-name="ro1">
          <table:table-cell office:value-type="string">
            <text:p>17.05.2019;"17.05.2019";"Überweisung";"HMS HUETTEN-MIET-SERVICE GMBH";"139185 <text:s text:c="15"/>DATUM 17.05.2019, 16.54 UHR1.TAN 895929";"DE02664500500000725781";"SOLADES1OFG";"-473,00";"";"";"NOTPROVIDED";</text:p>
          </table:table-cell>
        </table:table-row>
        <table:table-row table:style-name="ro1">
          <table:table-cell office:value-type="string">
            <text:p>16.05.2019;"16.05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16.05.2019;"16.05.2019";"Lastschrift";"PayPal (Europe) S.a.r.l. et Cie., S.C.A.";"PP.9048.PP . , Ihr Einkauf bei";"DE88500700100175526303";"DEUTDEFFXXX";"-78,39";"LU96ZZZ0000000000000000058 <text:s text:c="22"/>";"5XN2224WMSR8S <text:s text:c="8"/>";"";</text:p>
          </table:table-cell>
        </table:table-row>
        <table:table-row table:style-name="ro1">
          <table:table-cell office:value-type="string">
            <text:p>16.05.2019;"16.05.2019";"Kartenzahlung/-abrechnung";"NAHKAUF FRISCHEMARKT//Muenchen/DE / NAHKAUF FRISCHEMARKT";"2019-05-14T17:40 Debitk.0 2022-12";"DE73701500000073171290";"SSKMDEMMXXX";"-18,04";"";"";"55648945069075140519174023";</text:p>
          </table:table-cell>
        </table:table-row>
        <table:table-row table:style-name="ro1">
          <table:table-cell office:value-type="string">
            <text:p>15.05.2019;"15.05.2019";"Lastschrift";"Abfallwirtschaftsverband Isar-Inn";"72625/72625-1 Abfallgebuehr 2019 Moosecker Str. 19 <text:s text:c="25"/>ABWA+AWV Isar-Inn";"DE41743514300000007302";"BYLADEM1EGF";"-17,43";"DE14FIN00000014946 <text:s text:c="3"/>";"OKF100000000717 <text:s text:c="6"/>";"";</text:p>
          </table:table-cell>
        </table:table-row>
        <table:table-row table:style-name="ro1">
          <table:table-cell office:value-type="string">
            <text:p>15.05.2019;"15.05.2019";"Lastschrift";"Stadt Simbach a. Inn";"3758 .FAD 3758-1 GrSt Moosecker Str.19, Einfamilien/ 10,59/15.05.19";"DE46743514300810235408";"BYLADEM1EGF";"-10,59";"DE50ZZZ00000034280 <text:s text:c="3"/>";"OKF100000005894 <text:s text:c="6"/>";"";</text:p>
          </table:table-cell>
        </table:table-row>
        <table:table-row table:style-name="ro1">
          <table:table-cell office:value-type="string">
            <text:p>14.05.2019;"14.05.2019";"Kartenzahlung/-abrechnung";"DB AUTOMAT//ECHING/DE / DB Vertrieb GmbH";"2019-05-13T15:23 Debitk.0 2022-12";"DE43120800004084300300";"DRESDEFF120";"-3,00";"";"";"59085022110735130519152310";</text:p>
          </table:table-cell>
        </table:table-row>
        <table:table-row table:style-name="ro1">
          <table:table-cell office:value-type="string">
            <text:p>13.05.2019;"13.05.2019";"Kartenzahlung/-abrechnung";"NAHKAUF FRISCHEMARKT//Muenchen/DE / NAHKAUF FRISCHEMARKT";"2019-05-09T16:42 Debitk.0 2022-12";"DE73701500000073171290";"SSKMDEMMXXX";"-13,45";"";"";"55648943081200090519164215";</text:p>
          </table:table-cell>
        </table:table-row>
        <table:table-row table:style-name="ro1">
          <table:table-cell office:value-type="string">
            <text:p>08.05.2019;"08.05.2019";"Kartenzahlung/-abrechnung";"ALLIANZ DEUTSCHLAND AG//MUENCHEN/DE / Allianz Gastro Neuperlach";"2019-05-03T12:04 Debitk.0 2022-12";"DE17700800000306113901";"DRESDEFF700";"-50,00";"";"";"54046837004569030519120441";</text:p>
          </table:table-cell>
        </table:table-row>
        <table:table-row table:style-name="ro1">
          <table:table-cell office:value-type="string">
            <text:p>08.05.2019;"08.05.2019";"Gutschrift";"Allianz Technology SE";"/0210061607 Reise vom 01.05.19 bis 02.05.19 nach Wall <text:s text:c="22"/>ABWA+Allianz Technology SE";"DE74700202700658101226";"HYVEDEMMXXX";"172,74";"";"";"A3719126-00071000442019002000006968";</text:p>
          </table:table-cell>
        </table:table-row>
        <table:table-row table:style-name="ro1">
          <table:table-cell office:value-type="string">
            <text:p>02.05.2019;"02.05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30.04.2019;"30.04.2019";"Überweisung";"ROBERT HAGER";"ETF Geld <text:s text:c="13"/>DATUM 29.04.2019, 20.01 UHR1.TAN 375954";"DE14760300800880412784";"CSDBDE71XXX";"-3.000,00";"";"";"";</text:p>
          </table:table-cell>
        </table:table-row>
        <table:table-row table:style-name="ro1">
          <table:table-cell office:value-type="string">
            <text:p>30.04.2019;"30.04.2019";"Lastschrift";"BAUHAUS MUENCHEN - DANKE";"270414500143788221201052080 ELV65111452 27.04 14.50 ME0";"DE62500400000600247158";"COBADEFFXXX";"-26,22";"DE16ZZZ00000020245 <text:s text:c="3"/>";"6511145240051904271450";"";</text:p>
          </table:table-cell>
        </table:table-row>
        <table:table-row table:style-name="ro1">
          <table:table-cell office:value-type="string">
            <text:p>29.04.2019;"29.04.2019";"Kartenzahlung/-abrechnung";"NAHKAUF FRISCHEMARKT//Muenchen/DE / NAHKAUF FRISCHEMARKT";"2019-04-27T19:51 Debitk.0 2022-12";"DE73701500000073171290";"SSKMDEMMXXX";"-10,24";"";"";"55648945065516270419195106";</text:p>
          </table:table-cell>
        </table:table-row>
        <table:table-row table:style-name="ro1">
          <table:table-cell office:value-type="string">
            <text:p>29.04.2019;"29.04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9.04.2019;"29.04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04.2019;"26.04.2019";"Lastschrift";"HELLOFRESH";"HelloFresh Deutschland SE Co. KG HELLOFRESH.DE,243149162,2019 04 25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1">
          <table:table-cell office:value-type="string">
            <text:p>26.04.2019;"26.04.2019";"Gutschrift";"David Hopfensperger";"fuer die gang";"DE38750900000000415138";"GENODEF1R01";"83,00";"";"";"NOTPROVIDED";</text:p>
          </table:table-cell>
        </table:table-row>
        <table:table-row table:style-name="ro1">
          <table:table-cell office:value-type="string">
            <text:p>25.04.2019;"25.04.2019";"Überweisung";"SCHLOSSWALD GMBH";"Erinnerungstafel Auftrag-Nr. 19031 <text:s text:c="14"/>DATUM 24.04.2019, 18.33 UHR1.TAN 596924";"DE37750500000026694026";"BYLADEM1RBG";"-440,00";"";"";"";</text:p>
          </table:table-cell>
        </table:table-row>
        <table:table-row table:style-name="ro1">
          <table:table-cell office:value-type="string">
            <text:p>25.04.2019;"25.04.2019";"Kartenzahlung/-abrechnung";"NAHKAUF FRISCHEMARKT//Muenchen/DE / NAHKAUF FRISCHEMARKT";"2019-04-23T17:59 Debitk.0 2022-12";"DE73701500000073171290";"SSKMDEMMXXX";"-20,01";"";"";"55648945064312230419175928";</text:p>
          </table:table-cell>
        </table:table-row>
        <table:table-row table:style-name="ro1">
          <table:table-cell office:value-type="string">
            <text:p>24.04.2019;"24.04.2019";"";"KREDITKARTENABRECHNUNG";"VISA-ABR. 474843XXXXXX0652";"9003290294";"12030000";"-954,14";"";"";"";</text:p>
          </table:table-cell>
        </table:table-row>
        <table:table-row table:style-name="ro1">
          <table:table-cell office:value-type="string">
            <text:p>24.04.2019;"24.04.2019";"Gutschrift";"Benedikt Josef Auer";"Blubb <text:s text:c="17"/>AWV-MELDEPFLICHT BEACHTEN <text:s/>HOTLINE BUNDESBANK: <text:s text:c="7"/>(0800) 1234-111";"AT752050303301268664";"SPIHAT22XXX";"10,00";"";"";"NOTPROVIDED";</text:p>
          </table:table-cell>
        </table:table-row>
        <table:table-row table:style-name="ro1">
          <table:table-cell office:value-type="string">
            <text:p>23.04.2019;"23.04.2019";"Kartenzahlung/-abrechnung";"ALLIANZ DEUTSCHLAND AG//MUENCHEN/DE / Allianz Gastro Neuperlach";"2019-04-17T11:39 Debitk.0 2022-12";"DE17700800000306113901";"DRESDEFF700";"-50,00";"";"";"54046838142645170419113902";</text:p>
          </table:table-cell>
        </table:table-row>
        <table:table-row table:style-name="ro1">
          <table:table-cell office:value-type="string">
            <text:p>18.04.2019;"18.04.2019";"Lastschrift";"M-net Telekommunikations GmbH";"D-Nr M501432264, /INV/201903333242 vom 11.04.2019, TELEFONIE Maerz 2019, ZahlB 1301289325 <text:s text:c="13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18.04.2019;"18.04.2019";"Lastschrift";"AMAZON PAYMENTS EUROPE S.C.A.";"302-6901724-1303518 AMZN Mktp DE 1M4AP0EC9WXTBPZ0";"DE87300308801908262006";"TUBDDEDD";"-228,11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18.04.2019;"18.04.2019";"Lohn, Gehalt, Rente";"Allianz Vers. AG";"Lohn/Gehalt 00115235/201904 <text:s text:c="21"/>ABWA+Allianz Technology";"DE36700202700062006064";"HYVEDEMMXXX";"3.074,00";"";"";"A8419105-000102SA01201900115235";</text:p>
          </table:table-cell>
        </table:table-row>
        <table:table-row table:style-name="ro1">
          <table:table-cell office:value-type="string">
            <text:p>18.04.2019;"18.04.2019";"Lastschrift";"AMAZON PAYMENTS EUROPE S.C.A.";"302-6901724-1303518 AMZN Mktp DE 14DDVAY8P3HFJ4PN";"DE87300308801908262006";"TUBDDEDD";"-16,99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18.04.2019;"18.04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17.04.2019;"17.04.2019";"Kartenzahlung/-abrechnung";"Nam Giao//Muenchen/DE / NAM GIAO";"2019-04-16T21:41 Debitk.0 2022-12";"DE86300500000001052141";"WELADEDDXXX";"-23,00";"";"";"61467981008271160419214125";</text:p>
          </table:table-cell>
        </table:table-row>
        <table:table-row table:style-name="ro1">
          <table:table-cell office:value-type="string">
            <text:p>16.04.2019;"16.04.2019";"Überweisung";"STADT NITTENAU";"Bestattung Engelbert Hager - Naturfriedhof, Areal: 1 / Sueden, Bereich F1, Graeberfeld 0188 / Baum, Grabstaette 10 <text:s text:c="15"/>DATUM 15.04.2019, 19.56 UHR1.TAN 064753";"DE16750510400000240044";"BYLADEM1SAD";"-2.404,00";"";"";"";</text:p>
          </table:table-cell>
        </table:table-row>
        <table:table-row table:style-name="ro1">
          <table:table-cell office:value-type="string">
            <text:p>15.04.2019;"15.04.2019";"Gutschrift";"BENJAMIN KAMMERECK";"Sebis Birthdaaay, Danke fuers organisiseren";"DE50120300001033204239";"BYLADEM1001";"20,00";"";"";"NOTPROVIDED";</text:p>
          </table:table-cell>
        </table:table-row>
        <table:table-row table:style-name="ro1">
          <table:table-cell office:value-type="string">
            <text:p>15.04.2019;"15.04.2019";"Kartenzahlung/-abrechnung";"ALLIANZ DEUTSCHLAND AG//MUENCHEN/DE / Allianz Gastro Neuperlach";"2019-04-05T11:55 Debitk.0 2022-12";"DE17700800000306113901";"DRESDEFF700";"-50,00";"";"";"54046838142080050419115551";</text:p>
          </table:table-cell>
        </table:table-row>
        <table:table-row table:style-name="ro1">
          <table:table-cell office:value-type="string">
            <text:p>12.04.2019;"12.04.2019";"Kartenzahlung/-abrechnung";"BLITZ RESTAURANT//MUENCHEN/DE / BLITZ RESTAURANT";"2019-04-11T21:15 Debitk.0 2022-12";"DE71500400000600178805";"COBADEFFXXX";"-35,00";"";"";"65303889009252110419211504";</text:p>
          </table:table-cell>
        </table:table-row>
        <table:table-row table:style-name="ro1">
          <table:table-cell office:value-type="string">
            <text:p>08.04.2019;"08.04.2019";"Kartenzahlung/-abrechnung";"Frau Li Restaurant//Muenchen/DE / FRAU LI RESTAURANT";"2019-04-07T15:51 Debitk.0 2022-12";"DE86300500000001052141";"WELADEDDXXX";"-17,00";"";"";"61465900009968070419155109";</text:p>
          </table:table-cell>
        </table:table-row>
        <table:table-row table:style-name="ro1">
          <table:table-cell office:value-type="string">
            <text:p>05.04.2019;"05.04.2019";"Gutschrift";"ERNST BRETZ";"Braun Serie 9";"DE46550501201023103003";"MALADE51MNZ";"90,00";"";"";"NOTPROVIDED";</text:p>
          </table:table-cell>
        </table:table-row>
        <table:table-row table:style-name="ro1">
          <table:table-cell office:value-type="string">
            <text:p>04.04.2019;"04.04.2019";"Gutschrift";"Alexander Werle";"-";"DE06100110012621670698";"NTSBDEB1XXX";"20,00";"";"";"e0570ee31120495793fcc972cd18dc4e";</text:p>
          </table:table-cell>
        </table:table-row>
        <table:table-row table:style-name="ro1">
          <table:table-cell office:value-type="string">
            <text:p>03.04.2019;"03.04.2019";"Kartenzahlung/-abrechnung";"SPORTPARK//Muenchen/DE / SPORTPARK";"2019-04-02T17:27 Debitk.0 2022-12";"DE11701500001004036107";"SSKMDEMMXXX";"-12,00";"";"";"55612649051330020419172713";</text:p>
          </table:table-cell>
        </table:table-row>
        <table:table-row table:style-name="ro1">
          <table:table-cell office:value-type="string">
            <text:p>03.04.2019;"03.04.2019";"Lastschrift";"AMAZON PAYMENTS EUROPE S.C.A.";"304-0042130-7080329 AMZN Mktp DE 52L8114AR1BLA22C";"DE87300308801908262006";"TUBDDEDD";"-29,99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2.04.2019;"02.04.2019";"Lastschrift";"AMAZON EU S.A R.L., NIEDERLASSUNG DEUTSCHLAND";"302-9573811-7570745 Amazon.de 6QFWSYJC2C36F6BB";"DE93300308800013441006";"TUBDDEDD";"-133,39";"DE24ZZZ00000561652 <text:s text:c="3"/>";"Gm4oPr5,UhIHUowXtb3XdQW))Bh?OL <text:s text:c="18"/>";"";</text:p>
          </table:table-cell>
        </table:table-row>
        <table:table-row table:style-name="ro1">
          <table:table-cell office:value-type="string">
            <text:p>02.04.2019;"02.04.2019";"Lastschrift";"AMAZON PAYMENTS EUROPE S.C.A.";"304-0042130-7080329 AMZN Mktp DE 7G71A4XKHE08D1UX";"DE87300308801908262006";"TUBDDEDD";"-47,76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1.04.2019;"01.04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1">
          <table:table-cell office:value-type="string">
            <text:p>01.04.2019;"01.04.2019";"Kartenzahlung/-abrechnung";"ALLIANZ DEUTSCHLAND AG//MUENCHEN/DE / Allianz Gastro Neuperlach";"2019-03-27T14:50 Debitk.0 2022-12";"DE17700800000306113901";"DRESDEFF700";"-50,00";"";"";"54046844117237270319145057";</text:p>
          </table:table-cell>
        </table:table-row>
        <table:table-row table:style-name="ro1">
          <table:table-cell office:value-type="string">
            <text:p>01.04.2019;"01.04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01.04.2019;"01.04.2019";"Kartenzahlung/-abrechnung";"NAHKAUF FRISCHEMARKT//Muenchen/DE / NAHKAUF FRISCHEMARKT";"2019-03-29T17:01 Debitk.0 2022-12";"DE73701500000073171290";"SSKMDEMMXXX";"-19,73";"";"";"55648945059311290319170142";</text:p>
          </table:table-cell>
        </table:table-row>
        <table:table-row table:style-name="ro1">
          <table:table-cell office:value-type="string">
            <text:p>01.04.2019;"01.04.2019";"Abschluss";"";"Abrechnung 29.03.2019 <text:s text:c="5"/>siehe Anlage&lt;br /&gt;Abrechnung 29.03.2019&lt;br /&gt;Information zur Abrechnung&lt;br /&gt;Kontostand am 29.03.2019 <text:s text:c="38"/>27.940,77 +&lt;br /&gt;Abrechnungszeitraum vom 01.01.2019 bis 31.03.2019&lt;br /&gt;Abrechnung 31.03.2019 <text:s text:c="47"/>0,00+&lt;br /&gt;Sollzinssätze am 30.03.2019&lt;br /&gt; 6,9000 v.H. für eingeräumte Kontoüberziehung&lt;br /&gt;(aktuell eingeräumte Kontoüberziehung <text:s text:c="6"/>2.000,00)&lt;br /&gt; 6,9000 v.H. für geduldete Kontoüberziehung&lt;br /&gt;über die eingeräumte Kontoüberziehung hinaus&lt;br /&gt;Kontostand/Rechnungsabschluss am 29.03.2019 <text:s text:c="19"/>27.940,77 +&lt;br /&gt;Rechnungsnummer: 20190401-BY111-00059577743";"1032515684";"12030000";"0,00";"";"";"";</text:p>
          </table:table-cell>
        </table:table-row>
        <table:table-row table:style-name="ro1">
          <table:table-cell office:value-type="string">
            <text:p>01.04.2019;"01.04.2019";"Gutschrift";"PAYPAL EUROPE SARL ET CIE SCA";"PP.9048.PP YYR1005279607448 <text:s text:c="22"/>AWV-MELDEPFLICHT BEACHTEN <text:s/>HOTLINE BUNDESBANK: <text:s text:c="7"/>(0800) 1234-111";"FR7630004021180001013711792";"BNPAFRPP";"0,01";"";"";"YYR1005279607448 PP.9048.PP PAYPAL";</text:p>
          </table:table-cell>
        </table:table-row>
        <table:table-row table:style-name="ro1">
          <table:table-cell office:value-type="string">
            <text:p>27.03.2019;"27.03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7.03.2019;"27.03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03.2019;"26.03.2019";"";"KREDITKARTENABRECHNUNG";"VISA-ABR. 474843XXXXXX0652";"9003290294";"12030000";"-622,22";"";"";"";</text:p>
          </table:table-cell>
        </table:table-row>
        <table:table-row table:style-name="ro1">
          <table:table-cell office:value-type="string">
            <text:p>21.03.2019;"21.03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20.03.2019;"20.03.2019";"Lohn, Gehalt, Rente";"Allianz Vers. AG";"Lohn/Gehalt 00115235/201903 <text:s text:c="21"/>ABWA+Allianz Technology";"DE36700202700062006064";"HYVEDEMMXXX";"3.074,00";"";"";"A8419074-000102SA01201900115235";</text:p>
          </table:table-cell>
        </table:table-row>
        <table:table-row table:style-name="ro1">
          <table:table-cell office:value-type="string">
            <text:p>20.03.2019;"20.03.2019";"Lastschrift";"M-net Telekommunikations GmbH";"D-Nr M501432264, /INV/201902336087 vom 13.03.2019, TELEFONIE Februar 2019, ZahlB 1301020855 <text:s text:c="11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19.03.2019;"19.03.2019";"Überweisung";"OUTFITTERY GMBH";"DATUM 18.03.2019, <text:s text:c="4"/>20.35 UHR, 1.TAN 712116";"DE50478400807933935749";"COBADEFFXXX";"-129,90";"";"";"2000961419";</text:p>
          </table:table-cell>
        </table:table-row>
        <table:table-row table:style-name="ro1">
          <table:table-cell office:value-type="string">
            <text:p>18.03.2019;"18.03.2019";"Kartenzahlung/-abrechnung";"ALLIANZ DEUTSCHLAND AG//MUENCHEN/DE / Allianz Gastro Neuperlach";"2019-03-13T12:13 Debitk.0 2022-12";"DE17700800000306113901";"DRESDEFF700";"-50,00";"";"";"54046838140942130319121302";</text:p>
          </table:table-cell>
        </table:table-row>
        <table:table-row table:style-name="ro1">
          <table:table-cell office:value-type="string">
            <text:p>18.03.2019;"18.03.2019";"Lastschrift";"Stadt Simbach a. Inn";"3758 .FAD 3758-2 Schmutzwassergeb. Moosecker Str.19/ 35,00/15.03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1">
          <table:table-cell office:value-type="string">
            <text:p>15.03.2019;"15.03.2019";"Kartenzahlung/-abrechnung";"KREISVERWALTUNGSREF. MCHN.//Muenchen/DE / KREISVERWALTUNGSREF. MCHN.";"2019-03-14T08:33 Debitk.0 2022-12";"DE86701500000000203000";"SSKMDEMMXXX";"-13,00";"";"";"55623752050616140319083319";</text:p>
          </table:table-cell>
        </table:table-row>
        <table:table-row table:style-name="ro1">
          <table:table-cell office:value-type="string">
            <text:p>14.03.2019;"14.03.2019";"Kartenzahlung/-abrechnung";"NAHKAUF FRISCHEMARKT//Muenchen/DE / NAHKAUF FRISCHEMARKT";"2019-03-12T16:20 Debitk.0 2022-12";"DE73701500000073171290";"SSKMDEMMXXX";"-16,74";"";"";"55648945055331120319162031";</text:p>
          </table:table-cell>
        </table:table-row>
        <table:table-row table:style-name="ro1">
          <table:table-cell office:value-type="string">
            <text:p>11.03.2019;"11.03.2019";"Lastschrift";"MTV Muenchen von 1879 e. V.";"40469 Einzug bis 6.2019 Mitgliedsbeitrag";"DE44701900000200018791";"GENODEF1M01";"-90,00";"DE40MTV00000947036 <text:s text:c="3"/>";"40469001 <text:s text:c="13"/>";"";</text:p>
          </table:table-cell>
        </table:table-row>
        <table:table-row table:style-name="ro1">
          <table:table-cell office:value-type="string">
            <text:p>05.03.2019;"05.03.2019";"Lastschrift";"HELLOFRESH";"HelloFresh Deutschland SE Co. KG HELLOFRESH.DE,221341262,2019 03 14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1">
          <table:table-cell office:value-type="string">
            <text:p>04.03.2019;"04.03.2019";"Kartenzahlung/-abrechnung";"ALLIANZ DEUTSCHLAND AG//MUENCHEN/DE / Allianz Gastro Neuperlach";"2019-02-27T08:25 Debitk.0 2022-12";"DE17700800000306113901";"DRESDEFF700";"-50,00";"";"";"54046844116172270219082559";</text:p>
          </table:table-cell>
        </table:table-row>
        <table:table-row table:style-name="ro1">
          <table:table-cell office:value-type="string">
            <text:p>04.03.2019;"04.03.2019";"Lastschrift";"Abfallwirtschaftsverband Isar-Inn";"72625/72625-1 Abfallgebuehr 2019 Moosecker Str. 19";"DE41743514300000007302";"BYLADEM1EGF";"-17,43";"DE14FIN00000014946 <text:s text:c="3"/>";"OKF100000000717 <text:s text:c="6"/>";"";</text:p>
          </table:table-cell>
        </table:table-row>
        <table:table-row table:style-name="ro1">
          <table:table-cell office:value-type="string">
            <text:p>01.03.2019;"01.03.2019";"Gutschrift";"Helmut Matejka";"Miete und Nebenkosten";"DE32740618130008209529";"GENODEF1PFK";"380,00";"";"";"NOTPROVIDED";</text:p>
          </table:table-cell>
        </table:table-row>
        <table:table-row table:style-name="ro1">
          <table:table-cell office:value-type="string">
            <text:p>27.02.2019;"27.02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7.02.2019;"27.02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6.02.2019;"26.02.2019";"";"KREDITKARTENABRECHNUNG";"VISA-ABR. 474843XXXXXX0652";"9003290294";"12030000";"-848,64";"";"";"";</text:p>
          </table:table-cell>
        </table:table-row>
        <table:table-row table:style-name="ro1">
          <table:table-cell office:value-type="string">
            <text:p>26.02.2019;"26.02.2019";"Lastschrift";"DANKE, SAGT IHR REAL TEAM";"230214090053184221231913350 ELV65393169 23.02 14.09 ME0";"DE50300500000071018113";"WELADEDDXXX";"-7,17";"DE44ZZZ00000050490 <text:s text:c="3"/>";"6539316966591902231409";"";</text:p>
          </table:table-cell>
        </table:table-row>
        <table:table-row table:style-name="ro1">
          <table:table-cell office:value-type="string">
            <text:p>26.02.2019;"26.02.2019";"Lastschrift";"DANKE, SAGT IHR REAL TEAM";"220219080106851221231913350 ELV65393153 22.02 19.08 ME0";"DE50300500000071018113";"WELADEDDXXX";"-12,34";"DE44ZZZ00000050490 <text:s text:c="3"/>";"6539315347011902221908";"";</text:p>
          </table:table-cell>
        </table:table-row>
        <table:table-row table:style-name="ro1">
          <table:table-cell office:value-type="string">
            <text:p>25.02.2019;"25.02.2019";"Kartenzahlung/-abrechnung";"ALLIANZ DEUTSCHLAND AG//MUENCHEN/DE / Allianz Gastro Neuperlach";"2019-02-12T15:51 Debitk.0 2022-12";"DE17700800000306113901";"DRESDEFF700";"-50,00";"";"";"54046844115602120219155154";</text:p>
          </table:table-cell>
        </table:table-row>
        <table:table-row table:style-name="ro1">
          <table:table-cell office:value-type="string">
            <text:p>25.02.2019;"25.02.2019";"Kartenzahlung/-abrechnung";"1A TANKEN WASCHEN GMBH//SCHIERLING/DE / TANKEN U WASCHEN";"2019-02-23T21:30 Debitk.0 2022-12";"DE40664926000009104216";"GENODE61APP";"-45,65";"";"";"54204819099908230219213056";</text:p>
          </table:table-cell>
        </table:table-row>
        <table:table-row table:style-name="ro1">
          <table:table-cell office:value-type="string">
            <text:p>25.02.2019;"25.02.2019";"Gutschrift";"Stadt Simbach a. Inn";"3758/FAD 3758-2 Wassergebuehr Moosecker Str.19/7,40 <text:s text:c="24"/>ABWA+Stadtkasse Simbach a. Inn";"DE46743514300810235408";"BYLADEM1EGF";"7,40";"";"";"737757";</text:p>
          </table:table-cell>
        </table:table-row>
        <table:table-row table:style-name="ro1">
          <table:table-cell office:value-type="string">
            <text:p>21.02.2019;"21.02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20.02.2019;"20.02.2019";"Lastschrift";"M-net Telekommunikations GmbH";"D-Nr M501432264, /INV/201901340657 vom 13.02.2019, TELEFONIE Januar 2019, ZahlB 1300552816 <text:s text:c="12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20.02.2019;"20.02.2019";"Lohn, Gehalt, Rente";"Allianz Vers. AG";"Lohn/Gehalt 00115235/201902 <text:s text:c="21"/>ABWA+Allianz Technology";"DE36700202700062006064";"HYVEDEMMXXX";"3.074,00";"";"";"A8419046-000102SA01201900115235";</text:p>
          </table:table-cell>
        </table:table-row>
        <table:table-row table:style-name="ro1">
          <table:table-cell office:value-type="string">
            <text:p>15.02.2019;"15.02.2019";"Lastschrift";"Stadt Simbach a. Inn";"3758 .FAD 3758-1 GrSt Moosecker Str.19, Einfamilien/ 10,59/15.02.19";"DE46743514300810235408";"BYLADEM1EGF";"-10,59";"DE50ZZZ00000034280 <text:s text:c="3"/>";"OKF100000005894 <text:s text:c="6"/>";"";</text:p>
          </table:table-cell>
        </table:table-row>
        <table:table-row table:style-name="ro1">
          <table:table-cell office:value-type="string">
            <text:p>14.02.2019;"14.02.2019";"Lastschrift";"AMAZON EU S.A R.L., NIEDERLASSUNG DEUTSCHLAND";"304-0720225-5961155 Amazon.de 5O2SJZWAW3I19Y4S";"DE93300308800013441006";"TUBDDEDD";"-36,99";"DE24ZZZ00000561652 <text:s text:c="3"/>";"Gm4oPr5,UhIHUowXtb3XdQW))Bh?OL <text:s text:c="18"/>";"";</text:p>
          </table:table-cell>
        </table:table-row>
        <table:table-row table:style-name="ro1">
          <table:table-cell office:value-type="string">
            <text:p>14.02.2019;"14.02.2019";"Lastschrift";"AMAZON PAYMENTS EUROPE S.C.A.";"304-2398164-4880310 AMZN Mktp DE 59UN4L9ORWSSW8JX";"DE87300308801908262006";"TUBDDEDD";"-9,49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12.02.2019;"12.02.2019";"Lastschrift";"AMAZON MEDIA EU S.A R.L.";"D01-7355517-5023036 Kindle Svcs Y7VYQF7QYEPXGDC6";"DE64300308801938627009";"TUBDDEDD";"-20,22";"DE78ZZZ00000561650 <text:s text:c="3"/>";"Gm4oPr5,UhIHUowXtb3XdQW))Bh?OL <text:s text:c="18"/>";"";</text:p>
          </table:table-cell>
        </table:table-row>
        <table:table-row table:style-name="ro1">
          <table:table-cell office:value-type="string">
            <text:p>12.02.2019;"12.02.2019";"Kartenzahlung/-abrechnung";"858 EDEKA M LINDWURMSTR//MUENCHEN/DE / 858 EDEKA M LINDWURMSTR";"2019-02-11T17:40 Debitk.0 2022-12";"DE72200907003142248071";"EDEKDEHHXXX";"-10,65";"";"";"54509583137050110219174003";</text:p>
          </table:table-cell>
        </table:table-row>
        <table:table-row table:style-name="ro1">
          <table:table-cell office:value-type="string">
            <text:p>11.02.2019;"11.02.2019";"Kartenzahlung/-abrechnung";"Aral Tankstelle Geisenhausen A9//Geisenhausen/DE / ARAL AG";"Kartenzahlung 2019-02-10T18:14 Debitk.0 2022-12";"DE95430800830802029200";"DRESDEFF430";"-64,02";"";"";"71016658696429100219181416";</text:p>
          </table:table-cell>
        </table:table-row>
        <table:table-row table:style-name="ro1">
          <table:table-cell office:value-type="string">
            <text:p>08.02.2019;"08.02.2019";"Kartenzahlung/-abrechnung";"CHI THU - STREET FO//MUENCHEN/DE / CHI THU - STREET FO";"2019-02-07T19:38 Debitk.0 2022-12";"DE71500400000600178805";"COBADEFFXXX";"-6,90";"";"";"65037388006934070219193820";</text:p>
          </table:table-cell>
        </table:table-row>
        <table:table-row table:style-name="ro1">
          <table:table-cell office:value-type="string">
            <text:p>08.02.2019;"08.02.2019";"Gutschrift";"AOK-Bayern die Gesundheitskasse Zentrale";"756250604378 400004128491 40,00- KOSTENERSTATT.09.01.-09.01. 1040000185469745/001/2019 <text:s text:c="16"/>ABWA+AOK Bayern";"DE18700500000301166266";"BYLADEMMXXX";"40,00";"";"";"756250604378 P779330079";</text:p>
          </table:table-cell>
        </table:table-row>
        <table:table-row table:style-name="ro1">
          <table:table-cell office:value-type="string">
            <text:p>08.02.2019;"08.02.2019";"Lastschrift";"AMAZON PAYMENTS EUROPE S.C.A.";"305-9944005-5867526 AMZN Mktp DE 2DW92TGTPGC9VGF7";"DE87300308801908262006";"TUBDDEDD";"-29,99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5.02.2019;"05.02.2019";"Lastschrift";"OMV DEUTSCHLAND GMBH";"OMV D7192 Furholzen 01.02.2019 17:47 <text:s text:c="12"/>ABWA+OMV Deutschland GmbH";"DE86700202700015724330";"HYVEDEMMXXX";"-62,51";"DE12ZZZ00000026622 <text:s text:c="3"/>";"9171651088151902011747";"";</text:p>
          </table:table-cell>
        </table:table-row>
        <table:table-row table:style-name="ro1">
          <table:table-cell office:value-type="string">
            <text:p>04.02.2019;"04.02.2019";"Gutschrift";"Helmut Matejka";"Nachzahlung + Nebenkosten fuer Januar und Februar";"DE32740618130008209529";"GENODEF1PFK";"130,00";"";"";"NOTPROVIDED";</text:p>
          </table:table-cell>
        </table:table-row>
        <table:table-row table:style-name="ro1">
          <table:table-cell office:value-type="string">
            <text:p>04.02.2019;"04.02.2019";"Kartenzahlung/-abrechnung";"ALLIANZ DEUTSCHLAND AG//MUENCHEN/DE / Allianz Gastro Neuperlach";"2019-01-31T11:51 Debitk.0 2022-12";"DE17700800000306113901";"DRESDEFF700";"-50,00";"";"";"54046838139230310119115134";</text:p>
          </table:table-cell>
        </table:table-row>
        <table:table-row table:style-name="ro1">
          <table:table-cell office:value-type="string">
            <text:p>01.02.2019;"01.02.2019";"Gutschrift";"Helmut Matejka";"Miete";"DE32740618130008209529";"GENODEF1PFK";"315,00";"";"";"NOTPROVIDED";</text:p>
          </table:table-cell>
        </table:table-row>
        <table:table-row table:style-name="ro1">
          <table:table-cell office:value-type="string">
            <text:p>29.01.2019;"29.01.2019";"Lastschrift";"AMAZON MEDIA EU S.A R.L.";"D01-8181294-7243836 Kindle Svcs 5Y9RV1W90XTNXKT4";"DE64300308801938627009";"TUBDDEDD";"-9,99";"DE78ZZZ00000561650 <text:s text:c="3"/>";"Gm4oPr5,UhIHUowXtb3XdQW))Bh?OL <text:s text:c="18"/>";"";</text:p>
          </table:table-cell>
        </table:table-row>
        <table:table-row table:style-name="ro1">
          <table:table-cell office:value-type="string">
            <text:p>28.01.2019;"28.01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8.01.2019;"28.01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8.01.2019;"28.01.2019";"Kartenzahlung/-abrechnung";"NAHKAUF FRISCHEMARKT//Muenchen/DE / NAHKAUF FRISCHEMARKT";"2019-01-25T16:21 Debitk.0 2022-12";"DE73701500000073171290";"SSKMDEMMXXX";"-16,44";"";"";"55648945045548250119162149";</text:p>
          </table:table-cell>
        </table:table-row>
        <table:table-row table:style-name="ro1">
          <table:table-cell office:value-type="string">
            <text:p>25.01.2019;"25.01.2019";"Kartenzahlung/-abrechnung";"MINIT SERVICE GMBH//MUENCHEN-NEUPERLAC/DE / MINIT SERVICE GMBH";"2019-01-24T17:26 Debitk.0 2022-12";"DE71500400000600178805";"COBADEFFXXX";"-3,95";"";"";"65262062009864240119172657";</text:p>
          </table:table-cell>
        </table:table-row>
        <table:table-row table:style-name="ro1">
          <table:table-cell office:value-type="string">
            <text:p>25.01.2019;"25.01.2019";"Kartenzahlung/-abrechnung";"858 EDEKA M LINDWURMSTR//MUENCHEN/DE / 858 EDEKA M LINDWURMSTR";"2019-01-24T18:04 Debitk.0 2022-12";"DE72200907003142248071";"EDEKDEHHXXX";"-14,61";"";"";"54509583132017240119180412";</text:p>
          </table:table-cell>
        </table:table-row>
        <table:table-row table:style-name="ro1">
          <table:table-cell office:value-type="string">
            <text:p>25.01.2019;"25.01.2019";"Kartenzahlung/-abrechnung";"Kaufland Muenchen//Muenchen/DE / KAUFLAND";"2019-01-24T17:23 Debitk.0 2022-12";"DE25600501010004001050";"SOLADEST600";"-21,47";"";"";"61314213172823240119172317";</text:p>
          </table:table-cell>
        </table:table-row>
        <table:table-row table:style-name="ro1">
          <table:table-cell office:value-type="string">
            <text:p>24.01.2019;"24.01.2019";"Gutschrift";"Helmut Matejka";"WASSER 4.QUARTAL 2018";"DE32740618130008209529";"GENODEF1PFK";"84,00";"";"";"32550240062701219383417";</text:p>
          </table:table-cell>
        </table:table-row>
        <table:table-row table:style-name="ro1">
          <table:table-cell office:value-type="string">
            <text:p>24.01.2019;"24.01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24.01.2019;"24.01.2019";"";"KREDITKARTENABRECHNUNG";"VISA-ABR. 474843XXXXXX0652";"9003290294";"12030000";"-886,51";"";"";"";</text:p>
          </table:table-cell>
        </table:table-row>
        <table:table-row table:style-name="ro1">
          <table:table-cell office:value-type="string">
            <text:p>21.01.2019;"21.01.2019";"Kartenzahlung/-abrechnung";"ALLIANZ DEUTSCHLAND AG//MUENCHEN/DE / Allianz Gastro Neuperlach";"2019-01-17T18:17 Debitk.0 2022-12";"DE17700800000306113901";"DRESDEFF700";"-50,00";"";"";"54046844114601170119181752";</text:p>
          </table:table-cell>
        </table:table-row>
        <table:table-row table:style-name="ro1">
          <table:table-cell office:value-type="string">
            <text:p>21.01.2019;"21.01.2019";"Kartenzahlung/-abrechnung";"858 EDEKA M LINDWURMSTR//MUENCHEN/DE / 858 EDEKA M LINDWURMSTR";"2019-01-19T11:27 Debitk.0 2022-12";"DE72200907003142248071";"EDEKDEHHXXX";"-12,91";"";"";"54509581170523190119112726";</text:p>
          </table:table-cell>
        </table:table-row>
        <table:table-row table:style-name="ro1">
          <table:table-cell office:value-type="string">
            <text:p>21.01.2019;"21.01.2019";"Lastschrift";"M-net Telekommunikations GmbH";"D-Nr M501432264, /INV/201812341912 vom 14.01.2019, TELEFONIE Dezember 2018, ZahlB 1300233023 <text:s text:c="10"/>ABWA+M-net Telek. GmbH";"DE74700500000000028273";"BYLADEMMXXX";"-29,89";"DE3505800000015150 <text:s text:c="3"/>";"M5014322640001 <text:s text:c="7"/>";"";</text:p>
          </table:table-cell>
        </table:table-row>
        <table:table-row table:style-name="ro1">
          <table:table-cell office:value-type="string">
            <text:p>18.01.2019;"18.01.2019";"Überweisung";"DT. APOTHEKER- UND AERZTEBANK";"Professionelle Zahnreinigung - Robert Hager - 09.01.2019 <text:s text:c="19"/>DATUM 17.01.2019, 20.37 UHR1.TAN 179244";"DE16300606010102490846";"DAAEDEDDXXX";"-89,70";"";"";"NOTPROVIDED";</text:p>
          </table:table-cell>
        </table:table-row>
        <table:table-row table:style-name="ro1">
          <table:table-cell office:value-type="string">
            <text:p>18.01.2019;"18.01.2019";"Lastschrift";"AMAZON MEDIA EU S.A R.L.";"D01-6605248-6379808 Kindle Svcs 8IAEMHQGSN682B02";"DE64300308801938627009";"TUBDDEDD";"-8,99";"DE78ZZZ00000561650 <text:s text:c="3"/>";"Gm4oPr5,UhIHUowXtb3XdQW))Bh?OL <text:s text:c="18"/>";"";</text:p>
          </table:table-cell>
        </table:table-row>
        <table:table-row table:style-name="ro1">
          <table:table-cell office:value-type="string">
            <text:p>18.01.2019;"18.01.2019";"Lohn, Gehalt, Rente";"Allianz Vers. AG";"Lohn/Gehalt 00115235/201901 <text:s text:c="21"/>ABWA+Allianz Technology";"DE36700202700062006064";"HYVEDEMMXXX";"3.074,00";"";"";"A8419015-000102SA01201900115235";</text:p>
          </table:table-cell>
        </table:table-row>
        <table:table-row table:style-name="ro1">
          <table:table-cell office:value-type="string">
            <text:p>17.01.2019;"17.01.2019";"Gutschrift";"JOHANNES RESCH";"JGA Max";"DE09120300001017332964";"BYLADEM1001";"80,22";"";"";"NOTPROVIDED";</text:p>
          </table:table-cell>
        </table:table-row>
        <table:table-row table:style-name="ro1">
          <table:table-cell office:value-type="string">
            <text:p>08.01.2019;"08.01.2019";"Kartenzahlung/-abrechnung";"858 EDEKA M LINDWURMSTR//MUENCHEN/DE / 858 EDEKA M LINDWURMSTR";"2019-01-07T18:53 Debitk.0 2022-12";"DE72200907003142248071";"EDEKDEHHXXX";"-8,76";"";"";"54509581165170070119185352";</text:p>
          </table:table-cell>
        </table:table-row>
        <table:table-row table:style-name="ro1">
          <table:table-cell office:value-type="string">
            <text:p>04.01.2019;"04.01.2019";"Überweisung";"JANA BETZOLD";"Kochkurs <text:s/>ORIENTAL SOULFOOD <text:s/>- 12.04.2019 - Robert Hager <text:s text:c="19"/>DATUM 04.01.2019, 14.17 UHR1.TAN 798628";"DE10700100800314092802";"PBNKDEFFXXX";"-198,00";"";"";"NOTPROVIDED";</text:p>
          </table:table-cell>
        </table:table-row>
        <table:table-row table:style-name="ro1">
          <table:table-cell office:value-type="string">
            <text:p>04.01.2019;"04.01.2019";"Kartenzahlung/-abrechnung";"858 EDEKA M LINDWURMSTR//MUENCHEN/DE / 858 EDEKA M LINDWURMSTR";"2019-01-03T17:55 Debitk.0 2022-12";"DE72200907003142248071";"EDEKDEHHXXX";"-5,19";"";"";"54509582156103030119175515";</text:p>
          </table:table-cell>
        </table:table-row>
        <table:table-row table:style-name="ro1">
          <table:table-cell office:value-type="string">
            <text:p>04.01.2019;"04.01.2019";"Lastschrift";"AMAZON PAYMENTS EUROPE S.C.A.";"302-7877438-6053127 AMZN Mktp DE 1699987346914266";"DE87300308801908262006";"TUBDDEDD";"-45,98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3.01.2019;"03.01.2019";"Gutschrift";"ANDREAS OBERMEIER";"iPod";"DE23100100100837777110";"PBNKDEFFXXX";"15,00";"";"";"ZV0100259077002400000002";</text:p>
          </table:table-cell>
        </table:table-row>
        <table:table-row table:style-name="ro1">
          <table:table-cell office:value-type="string">
            <text:p>02.01.2019;"02.01.2019";"Lastschrift";"AMAZON PAYMENTS EUROPE S.C.A.";"302-0729761-3672318 AMZN Mktp DE 6173029520454028";"DE87300308801908262006";"TUBDDEDD";"-80,48";"DE94ZZZ00000561653 <text:s text:c="3"/>";"Gm4oPr5,UhIHUowXtb3XdQW))Bh?OL <text:s text:c="18"/>";"";</text:p>
          </table:table-cell>
        </table:table-row>
        <table:table-row table:style-name="ro1">
          <table:table-cell office:value-type="string">
            <text:p>02.01.2019;"02.01.2019";"Gutschrift";"Helmut Matejka";"Miete";"DE32740618130008209529";"GENODEF1PFK";"315,00";"";"";"NOTPROVIDED";</text:p>
          </table:table-cell>
        </table:table-row>
        <table:table-row table:style-name="ro1">
          <table:table-cell office:value-type="string">
            <text:p>02.01.2019;"02.01.2019";"Kartenzahlung/-abrechnung";"NAHKAUF FRISCHEMARKT//Muenchen/DE / NAHKAUF FRISCHEMARKT";"2018-12-29T13:57 Debitk.0 2022-12";"DE73701500000073171290";"SSKMDEMMXXX";"-18,98";"";"";"55648945040095291218135719";</text:p>
          </table:table-cell>
        </table:table-row>
        <table:table-row table:style-name="ro1">
          <table:table-cell office:value-type="string">
            <text:p>02.01.2019;"02.01.2019";"Kartenzahlung/-abrechnung";"Aral Tankstelle Schierling Dieselstrase 16//Schierling/DE / ARAL AG";"Kartenzahlung 2018-12-29T00:48 Debitk.0 2022-12";"DE95430800830802029200";"DRESDEFF430";"-50,20";"";"";"71018025054884291218004817";</text:p>
          </table:table-cell>
        </table:table-row>
        <table:table-row table:style-name="ro1">
          <table:table-cell office:value-type="string">
            <text:p>02.01.2019;"02.01.2019";"Kartenzahlung/-abrechnung";"Aral Tankstelle Regensburg Augsburger Strase 32//Regensburg/DE / ARAL AG";"Kartenzahlung 2018-12-28T19:36 Debitk.0 2022-12";"DE95430800830802029200";"DRESDEFF430";"-61,53";"";"";"71013846038888281218193633";</text:p>
          </table:table-cell>
        </table:table-row>
        <table:table-row table:style-name="ro1">
          <table:table-cell office:value-type="string">
            <text:p>02.01.2019;"02.01.2019";"Lastschrift";"AMAZON MEDIA EU S.A R.L.";"D01-4795566-6223031 Kindle Svcs 8196529329948927";"DE64300308801938627009";"TUBDDEDD";"-8,99";"DE78ZZZ00000561650 <text:s text:c="3"/>";"Gm4oPr5,UhIHUowXtb3XdQW))Bh?OL <text:s text:c="18"/>";"8196529329948927";</text:p>
          </table:table-cell>
        </table:table-row>
        <table:table-row table:style-name="ro1">
          <table:table-cell office:value-type="string">
            <text:p>02.01.2019;"02.01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1">
          <table:table-cell office:value-type="string">
            <text:p>02.01.2019;"02.01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1">
          <table:table-cell office:value-type="string">
            <text:p>02.01.2019;"02.01.2019";"Gutschrift";"BENJAMIN KAMMERECK";"MSC JGA";"DE50120300001033204239";"BYLADEM1001";"80,00";"";"";"NOTPROVIDED";</text:p>
          </table:table-cell>
        </table:table-row>
        <table:table-row table:style-name="ro1">
          <table:table-cell office:value-type="string">
            <text:p>02.01.2019;"02.01.2019";"Lastschrift";"AMAZON PAYMENTS EUROPE S.C.A.";"302-9725122-0476323 AMZN Mktp DE 3036434762421392";"DE87300308801908262006";"TUBDDEDD";"-21,98";"DE94ZZZ00000561653 <text:s text:c="3"/>";"Gm4oPr5,UhIHUowXtb3XdQW))Bh?OL <text:s text:c="18"/>";""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5">25/08/2019</text:date>, <text:time>20:44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20:44:33.62</dc:date>
    <dc:creator>Rober To</dc:creator>
    <meta:document-statistic meta:table-count="1" meta:cell-count="199" meta:object-count="0"/>
    <meta:generator>OpenOffice/4.1.6$Win32 OpenOffice.org_project/416m1$Build-9790</meta:generator>
  </office:meta>
</office:document-meta>
</file>